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8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8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635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Segoe UI" fo:font-size="20pt" style:font-size-asian="20pt" style:font-size-complex="20pt"/>
    </style:style>
    <style:style style:name="T7" style:family="text">
      <style:text-properties style:font-name="Segoe UI" fo:font-size="20pt" fo:text-shadow="1pt 1pt" style:font-size-asian="20pt" style:font-size-complex="20pt"/>
    </style:style>
    <style:style style:name="T8" style:family="text">
      <style:text-properties style:font-name="Segoe UI" fo:font-size="20pt" fo:text-shadow="1pt 1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524cm" svg:height="3.063cm" svg:x="1.638cm" svg:y="0.697cm">
          <draw:text-box>
            <text:p text:style-name="P1"><text:span text:style-name="T1">HYMN #345</text:span></text:p>
            <text:p text:style-name="P1"><text:span text:style-name="T2">“</text:span><text:span text:style-name="T2">Hark! A Thrilling Voice Is Sounding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2" draw:layer="layout" svg:width="24.892cm" svg:height="8.133cm" svg:x="1.27cm" svg:y="0.757cm">
          <draw:text-box>
            <text:p text:style-name="P1"><text:span text:style-name="T3">1. </text:span><text:span text:style-name="T4">Hark! A thrilling voice is sounding!</text:span></text:p>
            <text:p text:style-name="P1"><text:span text:style-name="T4">“</text:span><text:span text:style-name="T4">Christ is near,” we hear it say.</text:span></text:p>
            <text:p text:style-name="P1"><text:span text:style-name="T4">“</text:span><text:span text:style-name="T4">Cast away the works of darkness,</text:span></text:p>
            <text:p text:style-name="P1"><text:span text:style-name="T4">All you children of the day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4" draw:text-style-name="P2" draw:layer="layout" svg:width="24.892cm" svg:height="7.955cm" svg:x="1.524cm" svg:y="0.762cm">
          <draw:text-box>
            <text:p text:style-name="P1"><text:span text:style-name="T3">2. </text:span><text:span text:style-name="T4">Startled at the solemn warning,</text:span></text:p>
            <text:p text:style-name="P1"><text:span text:style-name="T4">Let the earthbound soul arise;</text:span></text:p>
            <text:p text:style-name="P1"><text:span text:style-name="T4">Christ, its sun, all sloth dispelling,</text:span></text:p>
            <text:p text:style-name="P1"><text:span text:style-name="T4">Shines upon the morning skies.</text:span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5" draw:text-style-name="P2" draw:layer="layout" svg:width="24.892cm" svg:height="7.432cm" svg:x="1.48cm" svg:y="0.696cm">
          <draw:text-box>
            <text:p text:style-name="P1"><text:span text:style-name="T3">3. </text:span><text:span text:style-name="T4">See, the Lamb, so long expected,</text:span></text:p>
            <text:p text:style-name="P1"><text:span text:style-name="T4">Comes with pardon down from heav’n.</text:span></text:p>
            <text:p text:style-name="P1"><text:span text:style-name="T4">Let us haste, with tears of sorrow,</text:span></text:p>
            <text:p text:style-name="P1"><text:span text:style-name="T4">One and all, to be forgiv’n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3" draw:text-style-name="P5" draw:layer="layout" svg:width="24.892cm" svg:height="8.133cm" svg:x="1.524cm" svg:y="0.757cm">
          <draw:text-box>
            <text:p text:style-name="P1"><text:span text:style-name="T3">4. </text:span><text:span text:style-name="T4">So, when next He comes in glory</text:span></text:p>
            <text:p text:style-name="P1"><text:span text:style-name="T4">And the world is wrapped in fear,</text:span></text:p>
            <text:p text:style-name="P1"><text:span text:style-name="T4">He will shield us with His mercy</text:span></text:p>
            <text:p text:style-name="P1"><text:span text:style-name="T4">And with words of love draw nea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6" draw:text-style-name="P5" draw:layer="layout" svg:width="24.892cm" svg:height="11.885cm" svg:x="1.27cm" svg:y="0.762cm">
          <draw:text-box>
            <text:p text:style-name="P1"><text:span text:style-name="T3">5. </text:span><text:span text:style-name="T4">Honor, glory, might, dominion</text:span></text:p>
            <text:p text:style-name="P1"><text:span text:style-name="T4">To the Father and the Son</text:span></text:p>
            <text:p text:style-name="P1"><text:span text:style-name="T4">With the ever-living Spirit</text:span></text:p>
            <text:p text:style-name="P1"><text:span text:style-name="T4">While eternal ages run!</text:span></text:p>
            <text:p><text:span text:style-name="T5"/></text:p>
            <text:p><text:span text:style-name="T6"/></text:p>
            <text:p><text:span text:style-name="T6"/></text:p>
            <text:p><text:span text:style-name="T6"><text:s text:c="7"/></text:span><text:span text:style-name="T7"><text:s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8T22:00:23.676000000</meta:creation-date>
    <dc:date>2019-01-14T14:49:47.602000000</dc:date>
    <meta:editing-duration>PT20M5S</meta:editing-duration>
    <meta:editing-cycles>7</meta:editing-cycles>
    <meta:generator>LibreOffice/6.1.3.2$Windows_X86_64 LibreOffice_project/86daf60bf00efa86ad547e59e09d6bb77c699acb</meta:generator>
    <meta:document-statistic meta:object-count="111"/>
  </office:meta>
</office:document-meta>
</file>